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</style:style>
    <style:style style:name="P2" style:family="paragraph" style:parent-style-name="Standard" style:master-page-name="Standard">
      <loext:graphic-properties draw:fill="solid" draw:fill-color="#ffffff"/>
      <style:paragraph-properties fo:margin-top="0in" fo:margin-bottom="0.111in" loext:contextual-spacing="false" fo:line-height="100%" style:page-number="1" fo:background-color="#ffffff"/>
    </style:style>
    <style:style style:name="T1" style:family="text">
      <style:text-properties fo:color="#2d3e50" style:font-name="Merriweather" fo:font-size="12pt" fo:font-weight="bold" style:font-name-asian="Merriweather1" style:font-size-asian="12pt" style:font-weight-asian="bold" style:font-name-complex="Merriweather1" style:font-size-complex="12pt"/>
    </style:style>
    <style:style style:name="T2" style:family="text">
      <style:text-properties fo:color="#2d3e50" style:font-name="Merriweather" fo:font-size="12pt" style:font-name-asian="Merriweather1" style:font-size-asian="12pt" style:font-name-complex="Merriweather1" style:font-size-complex="12pt"/>
    </style:style>
    <style:style style:name="T3" style:family="text">
      <style:text-properties fo:color="#3c8dbc" style:font-name="Merriweather" fo:font-size="12pt" fo:font-weight="bold" style:font-name-asian="Merriweather1" style:font-size-asian="12pt" style:font-weight-asian="bold" style:font-name-complex="Merriweather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ep 1: Download student application refer to the link below :</text:span></text:p>
      <text:p text:style-name="P1"><text:a xlink:type="simple" xlink:href="https://drive.google.com/file/d/1o7P2GlyKKOKKGjpc0T2toiqGOakjs0Bo/view" text:style-name="ListLabel_20_1" text:visited-style-name="ListLabel_20_1"><text:span text:style-name="T3">https://drive.google.com/file/d/1o7P2GlyKKOKKGjpc0T2toiqGOakjs0Bo/view</text:span></text:a></text:p>
      <text:p text:style-name="P1"><text:span text:style-name="T1"><text:s/></text:span></text:p>
      <text:p text:style-name="P1"><text:span text:style-name="T1">Student App GET Operations</text:span></text:p>
      <text:p text:style-name="P1"><text:span text:style-name="T1">•GET all Students - </text:span><text:a xlink:type="simple" xlink:href="http://localhost:8080/student/list" text:style-name="ListLabel_20_1" text:visited-style-name="ListLabel_20_1"><text:span text:style-name="T3">http://localhost:8080/student/list</text:span></text:a></text:p>
      <text:p text:style-name="P1"><text:span text:style-name="T1">Student App POST Request (URL: http://localhost:8080/student)</text:span></text:p>
      <text:p text:style-name="P1"><text:span text:style-name="T1">{</text:span></text:p>
      <text:p text:style-name="P1"><text:span text:style-name="T1"><text:s text:c="4"/><text:tab/>"id": 2,</text:span></text:p>
      <text:p text:style-name="P1"><text:span text:style-name="T1"><text:s text:c="4"/><text:tab/>"firstName": "Murphy",</text:span></text:p>
      <text:p text:style-name="P1"><text:span text:style-name="T1"><text:s text:c="4"/><text:tab/>"lastName": "Holmes",</text:span></text:p>
      <text:p text:style-name="P1"><text:span text:style-name="T1"><text:s text:c="4"/><text:tab/>"email": "faucibus.orci.luctus@Duisac.net",</text:span></text:p>
      <text:p text:style-name="P1"><text:span text:style-name="T1"><text:s text:c="4"/><text:tab/>"programme": "Financial Analysis",</text:span></text:p>
      <text:p text:style-name="P1"><text:span text:style-name="T1"><text:s text:c="4"/><text:tab/>"courses": [</text:span></text:p>
      <text:p text:style-name="P1"><text:span text:style-name="T1"><text:s text:c="8"/><text:tab/>"Accounting",</text:span></text:p>
      <text:p text:style-name="P1"><text:span text:style-name="T1"><text:s text:c="6"/></text:span></text:p>
      <text:p text:style-name="P1"><text:span text:style-name="T1"><text:s text:c="5"/>"Statistics"</text:span></text:p>
      <text:p text:style-name="P1"><text:span text:style-name="T1"><text:s text:c="4"/><text:tab/>]</text:span></text:p>
      <text:p text:style-name="P1"><text:span text:style-name="T1"><text:tab/>}</text:span></text:p>
      <text:p text:style-name="P1"><text:span text:style-name="T1">Questions:</text:span></text:p>
      <text:p text:style-name="P1"><text:span text:style-name="T1">1)Create new collection and map the API's in the same folder</text:span></text:p>
      <text:p text:style-name="P1"><text:span text:style-name="T1">Ans. </text:span><text:span text:style-name="T2">Student API Assignment- Collection name</text:span></text:p>
      <text:p text:style-name="P1"><text:span text:style-name="T1">2) Post any student Data and get the created data by Student ID</text:span></text:p>
      <text:p text:style-name="P1"><text:span text:style-name="T1">Ans. </text:span><text:span text:style-name="T2">Ques2) in attached collection</text:span></text:p>
      <text:p text:style-name="P1"><text:span text:style-name="T1">3) Fetch the data only by programme "Financial Analysis"</text:span></text:p>
      <text:p text:style-name="P1"><text:span text:style-name="T1">Ans. </text:span><text:span text:style-name="T2">Ques3) in attached Collection</text:span></text:p>
      <text:p text:style-name="P1"><text:soft-page-break/><text:span text:style-name="T1">4) Post student data with existing email Id and check for the error message. Mention the test script.</text:span></text:p>
      <text:p text:style-name="P1"><text:span text:style-name="T1">Ans. </text:span><text:span text:style-name="T2">Ques4) in attached Collection</text:span></text:p>
      <text:p text:style-name="P1"><text:span text:style-name="T1">5) <text:s/>Post student data with an incorrect format of email Id and check for the error message. Mention the test script.</text:span></text:p>
      <text:p text:style-name="P1"><text:span text:style-name="T1">Ans. </text:span><text:span text:style-name="T2">Ques5) in attached Collection</text:span></text:p>
      <text:p text:style-name="P1"><text:span text:style-name="T1">6) Fetch the data only by the programme "Computer Science" and " Criminology". Mention the test script</text:span></text:p>
      <text:p text:style-name="P1"><text:span text:style-name="T1">Ans. </text:span><text:span text:style-name="T2">Ques6) a) in attached Collection - Computer Science</text:span></text:p>
      <text:p text:style-name="P1"><text:span text:style-name="T2">Ques6) b) in attached Collection - Criminology</text:span></text:p>
      <text:p text:style-name="P1"><text:span text:style-name="T1">7) Run all the above cases and generate the report.</text:span></text:p>
      <text:p text:style-name="P1"><text:span text:style-name="T1">Ans. </text:span><text:span text:style-name="T2">Student API Assignment-Report.htm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c8dbc" style:font-name="Merriweather" fo:font-family="Merriweather" style:font-family-generic="roman" style:font-pitch="variable" fo:font-size="12pt" fo:font-weight="bold" style:font-name-asian="Merriweather1" style:font-family-asian="Merriweather" style:font-family-generic-asian="system" style:font-pitch-asian="variable" style:font-size-asian="12pt" style:font-weight-asian="bold" style:font-name-complex="Merriweather1" style:font-family-complex="Merriweather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626in" fo:margin-bottom="1in" fo:margin-left="0.5626in" fo:margin-right="1in" style:writing-mode="lr-tb" style:layout-grid-color="#c0c0c0" style:layout-grid-lines="239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191" meta:character-count="1378" meta:non-whitespace-character-count="1161"/>
    <meta:generator>LibreOfficeDev/6.0.5.2$Linux_X86_64 LibreOffice_project/</meta:generator>
  </office:meta>
</office:document-meta>
</file>